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88cm" fo:min-width="4.312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co1" style:family="table-column">
      <style:table-column-properties style:column-width="1.978cm" style:use-optimal-column-width="false"/>
    </style:style>
    <style:style style:name="co2" style:family="table-column">
      <style:table-column-properties style:column-width="1.893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1.851cm" style:use-optimal-column-width="false"/>
    </style:style>
    <style:style style:name="co5" style:family="table-column">
      <style:table-column-properties style:column-width="2.019cm" style:use-optimal-column-width="false"/>
    </style:style>
    <style:style style:name="co6" style:family="table-column">
      <style:table-column-properties style:column-width="2.061cm" style:use-optimal-column-width="false"/>
    </style:style>
    <style:style style:name="co7" style:family="table-column">
      <style:table-column-properties style:column-width="1.914cm" style:use-optimal-column-width="false"/>
    </style:style>
    <style:style style:name="co8" style:family="table-column">
      <style:table-column-properties style:column-width="2.104cm" style:use-optimal-column-width="false"/>
    </style:style>
    <style:style style:name="co9" style:family="table-column">
      <style:table-column-properties style:column-width="2.04cm" style:use-optimal-column-width="false"/>
    </style:style>
    <style:style style:name="co10" style:family="table-column">
      <style:table-column-properties style:column-width="3.864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1.256cm"/>
    </style:style>
    <style:style style:name="ro3" style:family="table-row">
      <style:table-row-properties style:row-height="1.25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FreeSerif" fo:font-style="italic" style:font-style-asian="italic" style:font-style-complex="italic"/>
    </style:style>
    <style:style style:name="T4" style:family="text">
      <style:text-properties style:text-position="-33% 58%" style:font-name="FreeSerif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66% 58%" fo:font-style="normal" style:font-style-asian="normal" style:font-style-complex="normal"/>
    </style:style>
    <style:style style:name="T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33% 58%" fo:font-style="normal" style:font-style-asian="normal" style:font-style-complex="normal"/>
    </style:style>
    <style:style style:name="T10" style:family="text">
      <style:text-properties style:text-position="-33% 58%"/>
    </style:style>
    <style:style style:name="T11" style:family="text">
      <style:text-properties style:text-position="super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16" style:family="text">
      <style:text-properties fo:color="#666666" fo:font-size="10pt" style:font-size-asian="10pt" style:font-size-complex="10pt"/>
    </style:style>
    <style:style style:name="T17" style:family="text">
      <style:text-properties fo:color="#21409a"/>
    </style:style>
    <style:style style:name="T18" style:family="text">
      <style:text-properties fo:color="#21409a" style:font-name="Consolas"/>
    </style:style>
    <style:style style:name="T19" style:family="text">
      <style:text-properties fo:color="#21409a" style:text-position="-33% 58%"/>
    </style:style>
    <style:style style:name="T20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21409a" style:text-position="66% 58%"/>
    </style:style>
    <style:style style:name="T23" style:family="text">
      <style:text-properties fo:color="#21409a" fo:font-weight="bold" style:font-weight-asian="bold" style:font-weight-complex="bold"/>
    </style:style>
    <style:style style:name="T24" style:family="text">
      <style:text-properties fo:color="#666666"/>
    </style:style>
    <style:style style:name="T25" style:family="text">
      <style:text-properties style:use-window-font-color="true" style:font-name="FreeSerif" fo:font-style="italic" style:font-style-asian="italic" style:font-style-complex="italic"/>
    </style:style>
    <style:style style:name="T26" style:family="text">
      <style:text-properties style:use-window-font-color="true" style:font-name="FreeSerif1" fo:font-style="italic" style:font-name-asian="FreeSerif1" style:font-style-asian="italic" style:font-name-complex="FreeSerif1" style:font-style-complex="italic"/>
    </style:style>
    <style:style style:name="T27" style:family="text">
      <style:text-properties style:use-window-font-color="true"/>
    </style:style>
    <style:style style:name="T28" style:family="text">
      <style:text-properties fo:color="#006c3b" fo:font-weight="normal" style:font-weight-asian="normal" style:font-weight-complex="normal"/>
    </style:style>
    <style:style style:name="T29" style:family="text">
      <style:text-properties fo:color="#006c3b" fo:font-weight="bold" style:font-weight-asian="bold" style:font-weight-complex="bold"/>
    </style:style>
    <style:style style:name="T30" style:family="text">
      <style:text-properties fo:color="#21409a" style:font-name="Consolas" style:text-underline-style="none"/>
    </style:style>
    <style:style style:name="T31" style:family="text">
      <style:text-properties fo:color="#21409a" style:font-name="Consolas" style:text-underline-style="solid" style:text-underline-width="auto" style:text-und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FreeSerif1" style:font-size-asian="32pt" style:font-style-asian="italic" style:font-weight-asian="normal" style:font-name-complex="Free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font-name="FreeSerif" fo:font-style="normal" style:font-style-asian="normal" style:font-style-complex="normal"/>
    </style:style>
    <style:style style:name="T36" style:family="text">
      <style:text-properties style:use-window-font-color="true" style:font-name="Ubuntu" fo:font-style="normal" style:font-style-asian="normal" style:font-style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66% 58%" style:font-name="FreeSerif" fo:font-style="italic" style:font-style-asian="italic" style:font-style-complex="italic"/>
    </style:style>
    <style:style style:name="T39" style:family="text">
      <style:text-properties style:text-position="0% 100%" style:font-name="FreeSerif" fo:font-style="italic" style:font-style-asian="italic" style:font-style-complex="italic"/>
    </style:style>
    <style:style style:name="T40" style:family="text">
      <style:text-properties style:text-position="0% 100%"/>
    </style:style>
    <style:style style:name="T41" style:family="text">
      <style:text-properties fo:color="#21409a" style:text-position="0% 100%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Estimating Moment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3">A</text:span> distinct elements, and each element has frequency <text:span text:style-name="T3">m</text:span><text:span text:style-name="T4">i</text:span></text:p>
              </text:list-item>
              <text:list-item>
                <text:p><text:span text:style-name="T5">The k</text:span><text:span text:style-name="T6">th</text:span><text:span text:style-name="T5"> order moment of the stream is</text:span></text:p>
              </text:list-item>
              <text:list-item>
                <text:p><text:span text:style-name="T7">The 0</text:span><text:span text:style-name="T8">th</text:span><text:span text:style-name="T7"> order moment</text:span><text:span text:style-name="T5"> is the number of distinct elements in the stream</text:span></text:p>
              </text:list-item>
              <text:list-item>
                <text:p><text:span text:style-name="T7">The 1</text:span><text:span text:style-name="T8">st</text:span><text:span text:style-name="T7"> order moment</text:span><text:span text:style-name="T5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9" draw:layer="layout" svg:width="2.886cm" svg:height="2.196cm" svg:x="21.138cm" svg:y="6.86cm" svg:viewBox="0 0 2887 2197" draw:points="1442,2197 0,2197 0,0 2887,0 2887,2197">
            <text:p/>
          </draw:polygon>
          <draw:path draw:style-name="gr6" draw:text-style-name="P10" draw:layer="layout" svg:width="1.311cm" svg:height="1.379cm" svg:x="21.1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0" draw:layer="layout" svg:width="0.21cm" svg:height="0.465cm" svg:x="21.7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0" draw:layer="layout" svg:width="0.808cm" svg:height="0.447cm" svg:x="22.7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39cm" svg:height="0.487cm" svg:x="23.6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1cm" svg:height="0.465cm" svg:x="23.6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5">The k</text:span><text:span text:style-name="T9">th</text:span><text:span text:style-name="T5"> order moment of the stream is</text:span></text:p>
              </text:list-item>
              <text:list-item>
                <text:p><text:span text:style-name="T7">The 2</text:span><text:span text:style-name="T8">nd</text:span><text:span text:style-name="T7"> order moment</text:span><text:span text:style-name="T5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9" draw:layer="layout" svg:width="2.886cm" svg:height="2.196cm" svg:x="22.3cm" svg:y="3.914cm" svg:viewBox="0 0 2887 2197" draw:points="1442,2197 0,2197 0,0 2887,0 2887,2197">
            <text:p/>
          </draw:polygon>
          <draw:path draw:style-name="gr6" draw:text-style-name="P10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0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0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5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m<text:span text:style-name="T10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1">nd</text:span> moment</text:p>
              </table:table-cell>
            </table:table-row>
            <table:table-row table:style-name="ro2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3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sum m_i^2§svg§600§FALSE§</svg:desc>
          <draw:polygon draw:style-name="gr5" draw:text-style-name="P9" draw:layer="layout" svg:width="1.369cm" svg:height="0.78cm" svg:x="24.847cm" svg:y="9.89cm" svg:viewBox="0 0 1370 781" draw:points="685,781 0,781 0,0 1370,0 1370,781">
            <text:p/>
          </draw:polygon>
          <draw:path draw:style-name="gr6" draw:text-style-name="P10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6" draw:text-style-name="P10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6" draw:text-style-name="P10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6" draw:text-style-name="P10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3">n</text:span>, the length of the stream</text:p>
              </text:list-item>
              <text:list-item>
                <text:p>We will sample <text:span text:style-name="T3">s</text:span> positions</text:p>
              </text:list-item>
              <text:list-item>
                <text:p>For each sample we will have <text:span text:style-name="T3">X.element</text:span> and <text:span text:style-name="T3">X.count</text:span></text:p>
              </text:list-item>
              <text:list-item>
                <text:p><text:span text:style-name="T12">We sample </text:span><text:span text:style-name="T3">s</text:span> random positions in the stream</text:p>
                <text:list>
                  <text:list-header>
                    <text:p><text:span text:style-name="T13">X.element</text:span><text:span text:style-name="T14"> = element in that position, </text:span><text:span text:style-name="T3">X.count ← 1</text:span></text:p>
                    <text:p>When we see <text:span text:style-name="T3">X.element</text:span> again, <text:span text:style-name="T3">X.count ← X.count + 1</text:span></text:p>
                  </text:list-header>
                </text:list>
              </text:list-item>
              <text:list-item>
                <text:p>Estimate second moment as <text:span text:style-name="T3">n(2 </text:span><text:span text:style-name="T15">×</text:span><text:span text:style-name="T3"> X.count - 1)</text:span></text:p>
              </text:list-item>
            </text:list>
          </draw:text-box>
        </draw:frame>
        <draw:frame draw:style-name="gr7" draw:text-style-name="P12" draw:layer="layout" svg:width="26.393cm" svg:height="0.646cm" svg:x="0.334cm" svg:y="14.61cm">
          <draw:text-box>
            <text:p text:style-name="P11"><text:span text:style-name="T16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17">Example: </text:span><text:span text:style-name="T18">a,b,c,b,d,a,c,d,a,b,d,c,a,a,b</text:span></text:p>
                <text:list>
                  <text:list-header>
                    <text:p><text:span text:style-name="T17">m</text:span><text:span text:style-name="T19">a</text:span><text:span text:style-name="T17"> = 5, m</text:span><text:span text:style-name="T19">b </text:span><text:span text:style-name="T17">= 4, m</text:span><text:span text:style-name="T19">c</text:span><text:span text:style-name="T17"> = 3, m</text:span><text:span text:style-name="T19">d</text:span><text:span text:style-name="T17"> = 3</text:span></text:p>
                    <text:p><text:span text:style-name="T20">second moment = 5</text:span><text:span text:style-name="T21">2</text:span><text:span text:style-name="T20">+4</text:span><text:span text:style-name="T21">2</text:span><text:span text:style-name="T20">+3</text:span><text:span text:style-name="T21">2</text:span><text:span text:style-name="T20">+3</text:span><text:span text:style-name="T22">2</text:span><text:span text:style-name="T17"> = </text:span><text:span text:style-name="T23">59</text:span></text:p>
                  </text:list-header>
                </text:list>
              </text:list-item>
              <text:list-item>
                <text:p>Suppose we sample s=3 variables X<text:span text:style-name="T10">1</text:span>, X<text:span text:style-name="T10">2</text:span>, X<text:span text:style-name="T10">3</text:span></text:p>
              </text:list-item>
              <text:list-item>
                <text:p>Suppose we pick the 3<text:span text:style-name="T11">rd</text:span>, 8<text:span text:style-name="T11">th</text:span>, and 13<text:span text:style-name="T11">th</text:span> position at random</text:p>
              </text:list-item>
              <text:list-item>
                <text:p>X<text:span text:style-name="T10">1</text:span>.element=c, X<text:span text:style-name="T10">2</text:span>.element=d, X<text:span text:style-name="T10">3</text:span>.element=a</text:p>
              </text:list-item>
              <text:list-item>
                <text:p>X<text:span text:style-name="T10">1</text:span>.count=3, X<text:span text:style-name="T10">2</text:span>.count=2, X<text:span text:style-name="T10">3</text:span>.count=2 <text:span text:style-name="T24">(we count forwards only!)</text:span></text:p>
              </text:list-item>
              <text:list-item>
                <text:p><text:span text:style-name="T12">Estimate </text:span><text:span text:style-name="T25">n(2 </text:span><text:span text:style-name="T26">×</text:span><text:span text:style-name="T25"> X.count – 1)</text:span><text:span text:style-name="T27">, first estimate = 15(6-1) = 75,</text:span><text:span text:style-name="T27"><text:line-break/></text:span><text:span text:style-name="T27">second estimate 15(4-1) = 45, third estimate 15(4-1) = 45,</text:span><text:span text:style-name="T27"><text:line-break/></text:span><text:span text:style-name="T28">average of estimates = 55≃</text:span><text:span text:style-name="T29">59</text:span></text:p>
              </text:list-item>
            </text:list>
          </draw:text-box>
        </draw:frame>
        <draw:frame draw:style-name="gr7" draw:text-style-name="P12" draw:layer="layout" svg:width="26.393cm" svg:height="0.646cm" svg:x="0.334cm" svg:y="14.61cm">
          <draw:text-box>
            <text:p text:style-name="P11"><text:span text:style-name="T16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7">Example: </text:span><text:span text:style-name="T18">a,b,c,b,d,a,c,d,a,b,d,c,a,a,b</text:span></text:p>
              </text:list-item>
              <text:list-item>
                <text:p>Suppose we pick the 3<text:span text:style-name="T11">rd</text:span>, 8<text:span text:style-name="T11">th</text:span>, and 13<text:span text:style-name="T11">th</text:span> position at random</text:p>
              </text:list-item>
              <text:list-item>
                <text:p>X<text:span text:style-name="T10">1</text:span>.element=c, X<text:span text:style-name="T10">2</text:span>.element=d, X<text:span text:style-name="T10">3</text:span>.element=a</text:p>
              </text:list-item>
              <text:list-item>
                <text:p>X<text:span text:style-name="T10">1</text:span>.count=3, X<text:span text:style-name="T10">2</text:span>.count=2, X<text:span text:style-name="T10">3</text:span>.count=2</text:p>
              </text:list-item>
            </text:list>
          </draw:text-box>
        </draw:frame>
        <draw:frame draw:style-name="gr7" draw:text-style-name="P12" draw:layer="layout" svg:width="26.393cm" svg:height="0.646cm" svg:x="0.334cm" svg:y="14.61cm">
          <draw:text-box>
            <text:p text:style-name="P11"><text:span text:style-name="T16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17">Example: </text:span><text:span text:style-name="T18">a,b,c,b,d,</text:span><text:span text:style-name="T30">a,c,d,a,b,d,c,a,a,b</text:span></text:p>
                <text:list>
                  <text:list-header>
                    <text:p><text:span text:style-name="T18">c(6) = ?</text:span></text:p>
                  </text:list-header>
                </text:list>
              </text:list-item>
            </text:list>
          </draw:text-box>
        </draw:frame>
        <draw:custom-shape draw:style-name="gr8" draw:text-style-name="P13" draw:layer="layout" svg:width="5.024cm" svg:height="1.55cm" svg:x="3.581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17">Example: </text:span><text:span text:style-name="T18">a,b,c,b,d,</text:span><text:span text:style-name="T31">a</text:span><text:span text:style-name="T18">,c,d,</text:span><text:span text:style-name="T31">a</text:span><text:span text:style-name="T18">,b,d,c,</text:span><text:span text:style-name="T31">a</text:span><text:span text:style-name="T18">,</text:span><text:span text:style-name="T31">a</text:span><text:span text:style-name="T18">,b</text:span></text:p>
                <text:list>
                  <text:list-header>
                    <text:p><text:span text:style-name="T18">c(6) = 4</text:span></text:p>
                  </text:list-header>
                </text:list>
              </text:list-item>
            </text:list>
          </draw:text-box>
        </draw:frame>
        <draw:frame draw:style-name="gr9" draw:text-style-name="P14" draw:layer="layout" svg:width="11.008cm" svg:height="0.962cm" svg:x="15.045cm" svg:y="12.026cm">
          <draw:text-box>
            <text:p><text:span text:style-name="T24">(remember: we count forwards only!)</text:span></text:p>
          </draw:text-box>
        </draw:frame>
        <draw:connector draw:style-name="gr10" draw:text-style-name="P13" draw:layer="layout" draw:line-skew="2.552cm" svg:x1="9.033cm" svg:y1="12.588cm" svg:x2="14.137cm" svg:y2="11.867cm" svg:d="M9033 12588h5104v-721" svg:viewBox="0 0 5105 722">
          <text:p/>
        </draw:connecto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12">E[</text:span><text:span text:style-name="T32">n (</text:span><text:span text:style-name="T33">2 ×</text:span><text:span text:style-name="T34"> X.count – 1)</text:span><text:span text:style-name="T12">] is the average of</text:span><text:span text:style-name="T12"><text:line-break/></text:span><text:span text:style-name="T33">n (</text:span><text:span text:style-name="T25">2 c(i) – 1)</text:span><text:span text:style-name="T35"> </text:span><text:span text:style-name="T36">over all positions </text:span><text:span text:style-name="T25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5" draw:text-style-name="P9" draw:layer="layout" svg:width="18.417cm" svg:height="2.691cm" svg:x="4.429cm" svg:y="10.037cm" svg:viewBox="0 0 18418 2692" draw:points="9210,2692 0,2692 0,0 18418,0 18418,2692">
            <text:p/>
          </draw:polygon>
          <draw:path draw:style-name="gr6" draw:text-style-name="P10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0" draw:layer="layout" svg:width="0.136cm" svg:height="0.985cm" svg:x="5.327cm" svg:y="10.826cm" svg:viewBox="0 0 137 986" draw:points="137,986 137,948 40,948 40,40 137,40 137,0 0,0 0,986">
            <text:p/>
          </draw:polygon>
          <draw:path draw:style-name="gr6" draw:text-style-name="P10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0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6" draw:text-style-name="P10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6" draw:text-style-name="P10" draw:layer="layout" svg:width="0.107cm" svg:height="0.107cm" svg:x="9.077cm" svg:y="11.46cm" svg:viewBox="0 0 108 108" svg:d="M108 54c0-29-25-54-54-54s-54 25-54 54 25 54 54 54 54-25 54-54z">
            <text:p/>
          </draw:path>
          <draw:path draw:style-name="gr6" draw:text-style-name="P10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0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6" draw:text-style-name="P10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0" draw:layer="layout" svg:width="0.136cm" svg:height="0.985cm" svg:x="13.632cm" svg:y="10.826cm" svg:viewBox="0 0 137 986" draw:points="137,0 0,0 0,40 96,40 96,948 0,948 0,986 137,986">
            <text:p/>
          </draw:polygon>
          <draw:path draw:style-name="gr6" draw:text-style-name="P10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6" draw:text-style-name="P10" draw:layer="layout" svg:width="0.593cm" svg:height="0.042cm" svg:x="15.315cm" svg:y="11.298cm" svg:viewBox="0 0 594 43" draw:points="296,43 0,43 0,0 594,0 594,43">
            <text:p/>
          </draw:polygon>
          <draw:path draw:style-name="gr6" draw:text-style-name="P10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6" draw:text-style-name="P10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0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0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0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5" draw:text-style-name="P9" draw:layer="layout" svg:width="16.673cm" svg:height="2.691cm" svg:x="4.429cm" svg:y="12.885cm" svg:viewBox="0 0 16674 2692" draw:points="8337,2692 0,2692 0,0 16674,0 16674,2692">
            <text:p/>
          </draw:polygon>
          <draw:path draw:style-name="gr6" draw:text-style-name="P10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0" draw:layer="layout" svg:width="0.136cm" svg:height="0.985cm" svg:x="5.327cm" svg:y="13.674cm" svg:viewBox="0 0 137 986" draw:points="137,986 137,948 40,948 40,40 137,40 137,0 0,0 0,986">
            <text:p/>
          </draw:polygon>
          <draw:path draw:style-name="gr6" draw:text-style-name="P10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0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0" draw:layer="layout" svg:width="0.107cm" svg:height="0.107cm" svg:x="9.077cm" svg:y="14.308cm" svg:viewBox="0 0 108 108" svg:d="M108 54c0-29-25-54-54-54s-54 25-54 54 25 54 54 54 54-25 54-54z">
            <text:p/>
          </draw:path>
          <draw:path draw:style-name="gr6" draw:text-style-name="P10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0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0" draw:layer="layout" svg:width="0.136cm" svg:height="0.985cm" svg:x="13.633cm" svg:y="13.674cm" svg:viewBox="0 0 137 986" draw:points="137,0 0,0 0,40 96,40 96,948 0,948 0,986 137,986">
            <text:p/>
          </draw:polygon>
          <draw:path draw:style-name="gr6" draw:text-style-name="P10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0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0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0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10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10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5" draw:text-style-name="P9" draw:layer="layout" svg:width="16.673cm" svg:height="2.691cm" svg:x="5.211cm" svg:y="2.623cm" svg:viewBox="0 0 16674 2692" draw:points="8337,2692 0,2692 0,0 16674,0 16674,2692">
            <text:p/>
          </draw:polygon>
          <draw:path draw:style-name="gr6" draw:text-style-name="P10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0" draw:layer="layout" svg:width="0.136cm" svg:height="0.985cm" svg:x="6.109cm" svg:y="3.412cm" svg:viewBox="0 0 137 986" draw:points="137,986 137,948 40,948 40,40 137,40 137,0 0,0 0,986">
            <text:p/>
          </draw:polygon>
          <draw:path draw:style-name="gr6" draw:text-style-name="P10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0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0" draw:layer="layout" svg:width="0.107cm" svg:height="0.107cm" svg:x="9.859cm" svg:y="4.046cm" svg:viewBox="0 0 108 108" svg:d="M108 54c0-29-25-54-54-54s-54 25-54 54 25 54 54 54 54-25 54-54z">
            <text:p/>
          </draw:path>
          <draw:path draw:style-name="gr6" draw:text-style-name="P10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0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0" draw:layer="layout" svg:width="0.136cm" svg:height="0.985cm" svg:x="14.415cm" svg:y="3.412cm" svg:viewBox="0 0 137 986" draw:points="137,0 0,0 0,40 96,40 96,948 0,948 0,986 137,986">
            <text:p/>
          </draw:polygon>
          <draw:path draw:style-name="gr6" draw:text-style-name="P10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0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0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0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5" draw:text-style-name="P9" draw:layer="layout" svg:width="25.267cm" svg:height="1.938cm" svg:x="1.825cm" svg:y="13.052cm" svg:viewBox="0 0 25268 1939" draw:points="12635,1939 0,1939 0,0 25268,0 25268,1939">
            <text:p/>
          </draw:polygon>
          <draw:path draw:style-name="gr6" draw:text-style-name="P10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6" draw:text-style-name="P10" draw:layer="layout" svg:width="0.121cm" svg:height="0.88cm" svg:x="2.628cm" svg:y="13.317cm" svg:viewBox="0 0 122 881" draw:points="122,881 122,847 36,847 36,36 122,36 122,0 0,0 0,881">
            <text:p/>
          </draw:polygon>
          <draw:path draw:style-name="gr6" draw:text-style-name="P10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6" draw:text-style-name="P10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0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0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6" draw:text-style-name="P10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6" draw:text-style-name="P10" draw:layer="layout" svg:width="0.095cm" svg:height="0.095cm" svg:x="5.979cm" svg:y="13.883cm" svg:viewBox="0 0 96 96" svg:d="M96 48c0-26-22-48-48-48s-48 22-48 48 22 48 48 48 48-22 48-48z">
            <text:p/>
          </draw:path>
          <draw:path draw:style-name="gr6" draw:text-style-name="P10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6" draw:text-style-name="P10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6" draw:text-style-name="P10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6" draw:text-style-name="P10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6" draw:text-style-name="P10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6" draw:text-style-name="P10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6" draw:text-style-name="P10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0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6" draw:text-style-name="P10" draw:layer="layout" svg:width="0.121cm" svg:height="0.88cm" svg:x="10.051cm" svg:y="13.317cm" svg:viewBox="0 0 122 881" draw:points="122,0 0,0 0,36 86,36 86,847 0,847 0,881 122,881">
            <text:p/>
          </draw:polygon>
          <draw:path draw:style-name="gr6" draw:text-style-name="P10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0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0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0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0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6" draw:text-style-name="P10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6" draw:text-style-name="P10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095cm" svg:height="0.095cm" svg:x="17.485cm" svg:y="13.709cm" svg:viewBox="0 0 96 96" svg:d="M96 48c0-26-22-48-48-48s-48 22-48 48 22 48 48 48 48-22 48-48z">
            <text:p/>
          </draw:path>
          <draw:path draw:style-name="gr6" draw:text-style-name="P10" draw:layer="layout" svg:width="0.095cm" svg:height="0.095cm" svg:x="17.878cm" svg:y="13.709cm" svg:viewBox="0 0 96 96" svg:d="M96 48c0-26-22-48-48-48s-48 22-48 48 22 48 48 48 48-22 48-48z">
            <text:p/>
          </draw:path>
          <draw:path draw:style-name="gr6" draw:text-style-name="P10" draw:layer="layout" svg:width="0.095cm" svg:height="0.095cm" svg:x="18.268cm" svg:y="13.709cm" svg:viewBox="0 0 96 96" svg:d="M96 48c0-26-22-48-48-48s-48 22-48 48 22 48 48 48 48-22 48-48z">
            <text:p/>
          </draw:path>
          <draw:path draw:style-name="gr6" draw:text-style-name="P10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0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0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0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6" draw:text-style-name="P10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6" draw:text-style-name="P10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0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6" draw:text-style-name="P10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0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0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0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0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6" draw:text-style-name="P10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<text:span text:style-name="T17">second order</text:span> moment</text:p>
                <text:list>
                  <text:list-item>
                    <text:p><text:span text:style-name="T14">We use </text:span><text:span text:style-name="T13">n(2v-1) = n(v</text:span><text:span text:style-name="T37">2</text:span><text:span text:style-name="T13"> – (v-1)</text:span><text:span text:style-name="T38">2</text:span><text:span text:style-name="T39">)</text:span></text:p>
                  </text:list-item>
                </text:list>
              </text:list-item>
              <text:list-item>
                <text:p><text:s/>For <text:span text:style-name="T17">third order</text:span> moment</text:p>
                <text:list>
                  <text:list-item>
                    <text:p><text:span text:style-name="T14">We use </text:span><text:span text:style-name="T13">n(3v</text:span><text:span text:style-name="T37">2</text:span><text:span text:style-name="T13"> – 3v + 1) = n(v</text:span><text:span text:style-name="T37">3</text:span><text:span text:style-name="T13"> – (v-1)</text:span><text:span text:style-name="T38">3</text:span><text:span text:style-name="T39">)</text:span></text:p>
                  </text:list-item>
                </text:list>
              </text:list-item>
              <text:list-item>
                <text:p><text:span text:style-name="T40">For </text:span><text:span text:style-name="T41">k</text:span><text:span text:style-name="T22">th</text:span><text:span text:style-name="T41"> order</text:span><text:span text:style-name="T40"> moment</text:span></text:p>
                <text:list>
                  <text:list-item>
                    <text:p><text:span text:style-name="T42">We use </text:span><text:span text:style-name="T43">n(v</text:span><text:span text:style-name="T37">k</text:span><text:span text:style-name="T43"> - (v-1)</text:span><text:span text:style-name="T37">k</text:span><text:span text:style-name="T4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<text:span text:style-name="T17">reservoir sampling</text:span> strategy</text:p>
              </text:list-item>
              <text:list-item>
                <text:p>If we want <text:span text:style-name="T3">s</text:span> samples</text:p>
                <text:list>
                  <text:list-item>
                    <text:p>Pick the first <text:span text:style-name="T3">s</text:span> elements of the stream setting X<text:span text:style-name="T10">i</text:span>.element ← e(i) and X<text:span text:style-name="T10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10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k<text:span text:style-name="T44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1:32:33.479992827</dc:date>
    <meta:editing-duration>PT16H56M35S</meta:editing-duration>
    <meta:editing-cycles>123</meta:editing-cycles>
    <meta:generator>LibreOffice/6.0.7.3$Linux_X86_64 LibreOffice_project/00m0$Build-3</meta:generator>
    <dc:creator>Carlos Castillo</dc:creator>
    <meta:document-statistic meta:object-count="304"/>
  </office:meta>
</office:document-meta>
</file>

<file path=Object 1/content.xml><?xml version="1.0" encoding="utf-8"?>
<math xmlns="http://www.w3.org/1998/Math/MathML" display="block"/>
</file>